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0.9091in"/>
    </style:style>
    <style:style style:name="co6" style:family="table-column">
      <style:table-column-properties fo:break-before="auto" style:column-width="1.4634in"/>
    </style:style>
    <style:style style:name="co7" style:family="table-column">
      <style:table-column-properties fo:break-before="auto" style:column-width="1.7937in"/>
    </style:style>
    <style:style style:name="co8" style:family="table-column">
      <style:table-column-properties fo:break-before="auto" style:column-width="1.3472in"/>
    </style:style>
    <style:style style:name="co9" style:family="table-column">
      <style:table-column-properties fo:break-before="auto" style:column-width="1.472in"/>
    </style:style>
    <style:style style:name="co10" style:family="table-column">
      <style:table-column-properties fo:break-before="auto" style:column-width="1.4098in"/>
    </style:style>
    <style:style style:name="co11" style:family="table-column">
      <style:table-column-properties fo:break-before="auto" style:column-width="1.6953in"/>
    </style:style>
    <style:style style:name="co12" style:family="table-column">
      <style:table-column-properties fo:break-before="auto" style:column-width="1.5811in"/>
    </style:style>
    <style:style style:name="co13" style:family="table-column">
      <style:table-column-properties fo:break-before="auto" style:column-width="1.4201in"/>
    </style:style>
    <style:style style:name="co14" style:family="table-column">
      <style:table-column-properties fo:break-before="auto" style:column-width="1.4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 style:data-style-name="N3"/>
    <style:style style:name="ce3" style:family="table-cell" style:parent-style-name="Default" style:data-style-name="N3">
      <style:table-cell-properties fo:background-color="#eeeeee" fo:border="0.06pt solid #000000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eeeeee" fo:border="0.06pt solid #000000"/>
    </style:style>
    <style:style style:name="ce6" style:family="table-cell" style:parent-style-name="Default" style:data-style-name="N121"/>
    <style:style style:name="ce7" style:family="table-cell" style:parent-style-name="Default" style:data-style-name="N121">
      <style:table-cell-properties fo:background-color="#99ff66" fo:border="0.06pt solid #0000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">
      <style:table-cell-properties fo:background-color="#99ff66" fo:border="0.06pt solid #000000"/>
    </style:style>
    <style:style style:name="ce10" style:family="table-cell" style:parent-style-name="Default" style:data-style-name="N60">
      <style:table-cell-properties fo:background-color="#99ff66" fo:border="0.06pt solid #000000"/>
    </style:style>
    <style:style style:name="ce11" style:family="table-cell" style:parent-style-name="Default" style:data-style-name="N121">
      <style:table-cell-properties fo:background-color="#ffffcc" fo:border="0.06pt solid #000000"/>
    </style:style>
    <style:style style:name="ce12" style:family="table-cell" style:parent-style-name="Default" style:data-style-name="N3">
      <style:table-cell-properties fo:background-color="#ffffcc" fo:border="0.06pt solid #000000"/>
    </style:style>
    <style:style style:name="ce13" style:family="table-cell" style:parent-style-name="Default" style:data-style-name="N60">
      <style:table-cell-properties fo:background-color="#ffffcc" fo:border="0.06pt solid #000000"/>
    </style:style>
    <style:style style:name="ce14" style:family="table-cell" style:parent-style-name="Default" style:data-style-name="N121">
      <style:table-cell-properties fo:background-color="#ff99ff" fo:border="0.06pt solid #000000"/>
    </style:style>
    <style:style style:name="ce15" style:family="table-cell" style:parent-style-name="Default" style:data-style-name="N3">
      <style:table-cell-properties fo:background-color="#ff99ff" fo:border="0.06pt solid #000000"/>
    </style:style>
    <style:style style:name="ce16" style:family="table-cell" style:parent-style-name="Default" style:data-style-name="N60">
      <style:table-cell-properties fo:background-color="#ff99ff" fo:border="0.06pt solid #000000"/>
    </style:style>
    <style:style style:name="ce17" style:family="table-cell" style:parent-style-name="Default" style:data-style-name="N122"/>
    <style:style style:name="ce18" style:family="table-cell" style:parent-style-name="Default" style:data-style-name="N121">
      <style:table-cell-properties fo:background-color="#99ffcc" fo:border="0.06pt solid #000000"/>
    </style:style>
    <style:style style:name="ce19" style:family="table-cell" style:parent-style-name="Default" style:data-style-name="N3">
      <style:table-cell-properties fo:background-color="#99ffcc" fo:border="0.06pt solid #000000"/>
    </style:style>
    <style:style style:name="ce20" style:family="table-cell" style:parent-style-name="Default" style:data-style-name="N60">
      <style:table-cell-properties fo:background-color="#99ffcc" fo:border="0.06pt solid #000000"/>
    </style:style>
  </office:automatic-styles>
  <office:body>
    <office:spreadsheet>
      <table:table table:name="HEAPSORT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5"/>
        <table:table-column table:style-name="co5" table:default-cell-style-name="ce3"/>
        <table:table-column table:style-name="co6" table:default-cell-style-name="ce7"/>
        <table:table-column table:style-name="co7" table:default-cell-style-name="ce9"/>
        <table:table-column table:style-name="co8" table:default-cell-style-name="ce10"/>
        <table:table-column table:style-name="co9" table:default-cell-style-name="ce11"/>
        <table:table-column table:style-name="co7" table:default-cell-style-name="ce12"/>
        <table:table-column table:style-name="co10" table:default-cell-style-name="ce13"/>
        <table:table-column table:style-name="co11" table:default-cell-style-name="ce14"/>
        <table:table-column table:style-name="co7" table:default-cell-style-name="ce15"/>
        <table:table-column table:style-name="co10" table:default-cell-style-name="ce16"/>
        <table:table-column table:style-name="co3" table:default-cell-style-name="ce17"/>
        <table:table-column table:style-name="co12" table:default-cell-style-name="ce18"/>
        <table:table-column table:style-name="co13" table:default-cell-style-name="ce19"/>
        <table:table-column table:style-name="co10" table:default-cell-style-name="ce20"/>
        <table:table-column table:style-name="co3" table:number-columns-repeated="2" table:default-cell-style-name="Default"/>
        <table:table-column table:style-name="co14" table:default-cell-style-name="Default"/>
        <table:table-row table:style-name="ro1">
          <table:table-cell table:style-name="Default"/>
          <table:table-cell table:style-name="ce2" table:number-columns-repeated="2"/>
          <table:table-cell table:style-name="ce2" office:value-type="string" calcext:value-type="string">
            <text:p>ARRAY_LENGTH</text:p>
          </table:table-cell>
          <table:table-cell table:style-name="ce4" office:value-type="string" calcext:value-type="string">
            <text:p>LOGN</text:p>
          </table:table-cell>
          <table:table-cell table:style-name="ce2" office:value-type="string" calcext:value-type="string">
            <text:p>N_LOGN</text:p>
          </table:table-cell>
          <table:table-cell table:style-name="ce6" office:value-type="string" calcext:value-type="string">
            <text:p>TIME HEAPSORT_P</text:p>
          </table:table-cell>
          <table:table-cell table:style-name="ce2" office:value-type="string" calcext:value-type="string">
            <text:p>CYCLES_PER_SECOND</text:p>
          </table:table-cell>
          <table:table-cell table:style-name="Default" office:value-type="string" calcext:value-type="string">
            <text:p>TIME_PER_CYCLE</text:p>
          </table:table-cell>
          <table:table-cell table:style-name="ce6" office:value-type="string" calcext:value-type="string">
            <text:p>TIME HEAPSORT_D</text:p>
          </table:table-cell>
          <table:table-cell table:style-name="ce2" office:value-type="string" calcext:value-type="string">
            <text:p>CYCLES_PER_SECOND</text:p>
          </table:table-cell>
          <table:table-cell table:style-name="Default" office:value-type="string" calcext:value-type="string">
            <text:p>TIME_PER_CYCLE</text:p>
          </table:table-cell>
          <table:table-cell table:style-name="ce6" office:value-type="string" calcext:value-type="string">
            <text:p>TIME SMOOTHSORT_D</text:p>
          </table:table-cell>
          <table:table-cell table:style-name="ce2" office:value-type="string" calcext:value-type="string">
            <text:p>CYCLES_PER_SECOND</text:p>
          </table:table-cell>
          <table:table-cell table:style-name="Default" office:value-type="string" calcext:value-type="string">
            <text:p>TIME_PER_CYCLE</text:p>
          </table:table-cell>
          <table:table-cell table:style-name="Default"/>
          <table:table-cell table:style-name="ce6" office:value-type="string" calcext:value-type="string">
            <text:p>TIME HEAPSORT_X_D</text:p>
          </table:table-cell>
          <table:table-cell table:style-name="ce2" office:value-type="string" calcext:value-type="string">
            <text:p>CYCLES_PER_SECOND</text:p>
          </table:table-cell>
          <table:table-cell table:style-name="Default" office:value-type="string" calcext:value-type="string">
            <text:p>TIME_PER_CYCLE</text:p>
          </table:table-cell>
          <table:table-cell table:number-columns-repeated="2"/>
          <table:table-cell office:value-type="string" calcext:value-type="string">
            <text:p>TIME_INSERTSO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,024</text:p>
          </table:table-cell>
          <table:table-cell table:formula="of:=POWER(2;[.A2])" office:value-type="float" office:value="1" calcext:value-type="float">
            <text:p>1</text:p>
          </table:table-cell>
          <table:table-cell table:formula="of:=[.B2]*[.C2]" office:value-type="float" office:value="1024" calcext:value-type="float">
            <text:p>1,024</text:p>
          </table:table-cell>
          <table:table-cell table:formula="of:=LOG([.D2];2)" office:value-type="float" office:value="10" calcext:value-type="float">
            <text:p>10</text:p>
          </table:table-cell>
          <table:table-cell table:formula="of:=[.D2]*[.E2]" office:value-type="float" office:value="10240" calcext:value-type="float">
            <text:p>10,240</text:p>
          </table:table-cell>
          <table:table-cell office:value-type="float" office:value="0.000056" calcext:value-type="float">
            <text:p>0.00005600</text:p>
          </table:table-cell>
          <table:table-cell table:formula="of:=[.$F2]/[.G2]" office:value-type="float" office:value="182857142.857143" calcext:value-type="float">
            <text:p>182,857,143</text:p>
          </table:table-cell>
          <table:table-cell table:formula="of:=[.G2]/[.$F2]" office:value-type="float" office:value="0.00000000546875" calcext:value-type="float">
            <text:p>5.47E-009</text:p>
          </table:table-cell>
          <table:table-cell office:value-type="float" office:value="0.000073" calcext:value-type="float">
            <text:p>0.00007300</text:p>
          </table:table-cell>
          <table:table-cell table:formula="of:=[.$F2]/[.J2]" office:value-type="float" office:value="140273972.60274" calcext:value-type="float">
            <text:p>140,273,973</text:p>
          </table:table-cell>
          <table:table-cell table:formula="of:=[.J2]/[.$F2]" office:value-type="float" office:value="0.00000000712890625" calcext:value-type="float">
            <text:p>7.13E-009</text:p>
          </table:table-cell>
          <table:table-cell office:value-type="float" office:value="0.000106" calcext:value-type="float">
            <text:p>0.00010600</text:p>
          </table:table-cell>
          <table:table-cell table:formula="of:=[.$F2]/[.M2]" office:value-type="float" office:value="96603773.5849057" calcext:value-type="float">
            <text:p>96,603,774</text:p>
          </table:table-cell>
          <table:table-cell table:formula="of:=[.M2]/[.$F2]" office:value-type="float" office:value="0.0000000103515625" calcext:value-type="float">
            <text:p>1.04E-008</text:p>
          </table:table-cell>
          <table:table-cell table:formula="of:=[.O2]/[.L2]" office:value-type="float" office:value="1.45205479452055" calcext:value-type="float">
            <text:p>1.4521</text:p>
          </table:table-cell>
          <table:table-cell office:value-type="float" office:value="0.000132" calcext:value-type="float">
            <text:p>0.00013200</text:p>
          </table:table-cell>
          <table:table-cell table:formula="of:=[.$F2]/[.Q2]" office:value-type="float" office:value="77575757.5757576" calcext:value-type="float">
            <text:p>77,575,758</text:p>
          </table:table-cell>
          <table:table-cell table:formula="of:=[.Q2]/[.$F2]" office:value-type="float" office:value="0.000000012890625" calcext:value-type="float">
            <text:p>1.29E-008</text:p>
          </table:table-cell>
          <table:table-cell table:formula="of:=[.Q2]/[.J2]" office:value-type="float" office:value="1.80821917808219" calcext:value-type="float">
            <text:p>1.8082191781</text:p>
          </table:table-cell>
          <table:table-cell/>
          <table:table-cell office:value-type="float" office:value="0.002032" calcext:value-type="float">
            <text:p>0.002032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float" office:value="1024" calcext:value-type="float">
            <text:p>1,024</text:p>
          </table:table-cell>
          <table:table-cell table:formula="of:=POWER(2;[.A3])" office:value-type="float" office:value="2" calcext:value-type="float">
            <text:p>2</text:p>
          </table:table-cell>
          <table:table-cell table:formula="of:=[.B3]*[.C3]" office:value-type="float" office:value="2048" calcext:value-type="float">
            <text:p>2,048</text:p>
          </table:table-cell>
          <table:table-cell table:formula="of:=LOG([.D3];2)" office:value-type="float" office:value="11" calcext:value-type="float">
            <text:p>11</text:p>
          </table:table-cell>
          <table:table-cell table:formula="of:=[.D3]*[.A2]" office:value-type="float" office:value="22528" calcext:value-type="float">
            <text:p>22,528</text:p>
          </table:table-cell>
          <table:table-cell office:value-type="float" office:value="0.000125" calcext:value-type="float">
            <text:p>0.00012500</text:p>
          </table:table-cell>
          <table:table-cell table:formula="of:=[.$F3]/[.G3]" office:value-type="float" office:value="180224000" calcext:value-type="float">
            <text:p>180,224,000</text:p>
          </table:table-cell>
          <table:table-cell table:formula="of:=[.G3]/[.$F3]" office:value-type="float" office:value="0.00000000554865056818182" calcext:value-type="float">
            <text:p>5.55E-009</text:p>
          </table:table-cell>
          <table:table-cell office:value-type="float" office:value="0.000147" calcext:value-type="float">
            <text:p>0.00014700</text:p>
          </table:table-cell>
          <table:table-cell table:formula="of:=[.$F3]/[.J3]" office:value-type="float" office:value="153251700.680272" calcext:value-type="float">
            <text:p>153,251,701</text:p>
          </table:table-cell>
          <table:table-cell table:formula="of:=[.J3]/[.$F3]" office:value-type="float" office:value="0.00000000652521306818182" calcext:value-type="float">
            <text:p>6.53E-009</text:p>
          </table:table-cell>
          <table:table-cell office:value-type="float" office:value="0.000234" calcext:value-type="float">
            <text:p>0.00023400</text:p>
          </table:table-cell>
          <table:table-cell table:formula="of:=[.$F3]/[.M3]" office:value-type="float" office:value="96273504.2735043" calcext:value-type="float">
            <text:p>96,273,504</text:p>
          </table:table-cell>
          <table:table-cell table:formula="of:=[.M3]/[.$F3]" office:value-type="float" office:value="0.0000000103870738636364" calcext:value-type="float">
            <text:p>1.04E-008</text:p>
          </table:table-cell>
          <table:table-cell table:formula="of:=[.O3]/[.L3]" office:value-type="float" office:value="1.59183673469388" calcext:value-type="float">
            <text:p>1.5918</text:p>
          </table:table-cell>
          <table:table-cell office:value-type="float" office:value="0.000254" calcext:value-type="float">
            <text:p>0.00025400</text:p>
          </table:table-cell>
          <table:table-cell table:formula="of:=[.$F3]/[.Q3]" office:value-type="float" office:value="88692913.3858268" calcext:value-type="float">
            <text:p>88,692,913</text:p>
          </table:table-cell>
          <table:table-cell table:formula="of:=[.Q3]/[.$F3]" office:value-type="float" office:value="0.0000000112748579545455" calcext:value-type="float">
            <text:p>1.13E-008</text:p>
          </table:table-cell>
          <table:table-cell table:formula="of:=[.Q3]/[.J3]" office:value-type="float" office:value="1.72789115646259" calcext:value-type="float">
            <text:p>1.7278911565</text:p>
          </table:table-cell>
          <table:table-cell/>
          <table:table-cell office:value-type="float" office:value="0.003262" calcext:value-type="float">
            <text:p>0.003262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1024" calcext:value-type="float">
            <text:p>1,024</text:p>
          </table:table-cell>
          <table:table-cell table:formula="of:=POWER(2;[.A4])" office:value-type="float" office:value="4" calcext:value-type="float">
            <text:p>4</text:p>
          </table:table-cell>
          <table:table-cell table:formula="of:=[.B4]*[.C4]" office:value-type="float" office:value="4096" calcext:value-type="float">
            <text:p>4,096</text:p>
          </table:table-cell>
          <table:table-cell table:formula="of:=LOG([.D4];2)" office:value-type="float" office:value="12" calcext:value-type="float">
            <text:p>12</text:p>
          </table:table-cell>
          <table:table-cell table:formula="of:=[.D4]*[.A3]" office:value-type="float" office:value="49152" calcext:value-type="float">
            <text:p>49,152</text:p>
          </table:table-cell>
          <table:table-cell office:value-type="float" office:value="0.000268" calcext:value-type="float">
            <text:p>0.00026800</text:p>
          </table:table-cell>
          <table:table-cell table:formula="of:=[.$F4]/[.G4]" office:value-type="float" office:value="183402985.074627" calcext:value-type="float">
            <text:p>183,402,985</text:p>
          </table:table-cell>
          <table:table-cell table:formula="of:=[.G4]/[.$F4]" office:value-type="float" office:value="0.00000000545247395833333" calcext:value-type="float">
            <text:p>5.45E-009</text:p>
          </table:table-cell>
          <table:table-cell office:value-type="float" office:value="0.000299" calcext:value-type="float">
            <text:p>0.00029900</text:p>
          </table:table-cell>
          <table:table-cell table:formula="of:=[.$F4]/[.J4]" office:value-type="float" office:value="164387959.866221" calcext:value-type="float">
            <text:p>164,387,960</text:p>
          </table:table-cell>
          <table:table-cell table:formula="of:=[.J4]/[.$F4]" office:value-type="float" office:value="0.00000000608317057291667" calcext:value-type="float">
            <text:p>6.08E-009</text:p>
          </table:table-cell>
          <table:table-cell office:value-type="float" office:value="0.000486" calcext:value-type="float">
            <text:p>0.00048600</text:p>
          </table:table-cell>
          <table:table-cell table:formula="of:=[.$F4]/[.M4]" office:value-type="float" office:value="101135802.469136" calcext:value-type="float">
            <text:p>101,135,802</text:p>
          </table:table-cell>
          <table:table-cell table:formula="of:=[.M4]/[.$F4]" office:value-type="float" office:value="0.0000000098876953125" calcext:value-type="float">
            <text:p>9.89E-009</text:p>
          </table:table-cell>
          <table:table-cell table:formula="of:=[.O4]/[.L4]" office:value-type="float" office:value="1.62541806020067" calcext:value-type="float">
            <text:p>1.6254</text:p>
          </table:table-cell>
          <table:table-cell office:value-type="float" office:value="0.000531" calcext:value-type="float">
            <text:p>0.00053100</text:p>
          </table:table-cell>
          <table:table-cell table:formula="of:=[.$F4]/[.Q4]" office:value-type="float" office:value="92564971.7514124" calcext:value-type="float">
            <text:p>92,564,972</text:p>
          </table:table-cell>
          <table:table-cell table:formula="of:=[.Q4]/[.$F4]" office:value-type="float" office:value="0.00000001080322265625" calcext:value-type="float">
            <text:p>1.08E-008</text:p>
          </table:table-cell>
          <table:table-cell table:formula="of:=[.Q4]/[.J4]" office:value-type="float" office:value="1.77591973244147" calcext:value-type="float">
            <text:p>1.7759197324</text:p>
          </table:table-cell>
          <table:table-cell/>
          <table:table-cell office:value-type="float" office:value="0.008598" calcext:value-type="float">
            <text:p>0.008598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1024" calcext:value-type="float">
            <text:p>1,024</text:p>
          </table:table-cell>
          <table:table-cell table:formula="of:=POWER(2;[.A5])" office:value-type="float" office:value="8" calcext:value-type="float">
            <text:p>8</text:p>
          </table:table-cell>
          <table:table-cell table:formula="of:=[.B5]*[.C5]" office:value-type="float" office:value="8192" calcext:value-type="float">
            <text:p>8,192</text:p>
          </table:table-cell>
          <table:table-cell table:formula="of:=LOG([.D5];2)" office:value-type="float" office:value="13" calcext:value-type="float">
            <text:p>13</text:p>
          </table:table-cell>
          <table:table-cell table:formula="of:=[.D5]*[.A4]" office:value-type="float" office:value="106496" calcext:value-type="float">
            <text:p>106,496</text:p>
          </table:table-cell>
          <table:table-cell office:value-type="float" office:value="0.000584" calcext:value-type="float">
            <text:p>0.00058400</text:p>
          </table:table-cell>
          <table:table-cell table:formula="of:=[.$F5]/[.G5]" office:value-type="float" office:value="182356164.383562" calcext:value-type="float">
            <text:p>182,356,164</text:p>
          </table:table-cell>
          <table:table-cell table:formula="of:=[.G5]/[.$F5]" office:value-type="float" office:value="0.00000000548377403846154" calcext:value-type="float">
            <text:p>5.48E-009</text:p>
          </table:table-cell>
          <table:table-cell office:value-type="float" office:value="0.00065" calcext:value-type="float">
            <text:p>0.00065000</text:p>
          </table:table-cell>
          <table:table-cell table:formula="of:=[.$F5]/[.J5]" office:value-type="float" office:value="163840000" calcext:value-type="float">
            <text:p>163,840,000</text:p>
          </table:table-cell>
          <table:table-cell table:formula="of:=[.J5]/[.$F5]" office:value-type="float" office:value="0.000000006103515625" calcext:value-type="float">
            <text:p>6.10E-009</text:p>
          </table:table-cell>
          <table:table-cell office:value-type="float" office:value="0.001041" calcext:value-type="float">
            <text:p>0.00104100</text:p>
          </table:table-cell>
          <table:table-cell table:formula="of:=[.$F5]/[.M5]" office:value-type="float" office:value="102301633.045149" calcext:value-type="float">
            <text:p>102,301,633</text:p>
          </table:table-cell>
          <table:table-cell table:formula="of:=[.M5]/[.$F5]" office:value-type="float" office:value="0.00000000977501502403846" calcext:value-type="float">
            <text:p>9.78E-009</text:p>
          </table:table-cell>
          <table:table-cell table:formula="of:=[.O5]/[.L5]" office:value-type="float" office:value="1.60153846153846" calcext:value-type="float">
            <text:p>1.6015</text:p>
          </table:table-cell>
          <table:table-cell office:value-type="float" office:value="0.001168" calcext:value-type="float">
            <text:p>0.00116800</text:p>
          </table:table-cell>
          <table:table-cell table:formula="of:=[.$F5]/[.Q5]" office:value-type="float" office:value="91178082.1917808" calcext:value-type="float">
            <text:p>91,178,082</text:p>
          </table:table-cell>
          <table:table-cell table:formula="of:=[.Q5]/[.$F5]" office:value-type="float" office:value="0.0000000109675480769231" calcext:value-type="float">
            <text:p>1.10E-008</text:p>
          </table:table-cell>
          <table:table-cell table:formula="of:=[.Q5]/[.J5]" office:value-type="float" office:value="1.79692307692308" calcext:value-type="float">
            <text:p>1.7969230769</text:p>
          </table:table-cell>
          <table:table-cell/>
          <table:table-cell office:value-type="float" office:value="0.031758" calcext:value-type="float">
            <text:p>0.031758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1024" calcext:value-type="float">
            <text:p>1,024</text:p>
          </table:table-cell>
          <table:table-cell table:formula="of:=POWER(2;[.A6])" office:value-type="float" office:value="16" calcext:value-type="float">
            <text:p>16</text:p>
          </table:table-cell>
          <table:table-cell table:formula="of:=[.B6]*[.C6]" office:value-type="float" office:value="16384" calcext:value-type="float">
            <text:p>16,384</text:p>
          </table:table-cell>
          <table:table-cell table:formula="of:=LOG([.D6];2)" office:value-type="float" office:value="14" calcext:value-type="float">
            <text:p>14</text:p>
          </table:table-cell>
          <table:table-cell table:formula="of:=[.D6]*[.A5]" office:value-type="float" office:value="229376" calcext:value-type="float">
            <text:p>229,376</text:p>
          </table:table-cell>
          <table:table-cell office:value-type="float" office:value="0.00153" calcext:value-type="float">
            <text:p>0.00153000</text:p>
          </table:table-cell>
          <table:table-cell table:formula="of:=[.$F6]/[.G6]" office:value-type="float" office:value="149918954.248366" calcext:value-type="float">
            <text:p>149,918,954</text:p>
          </table:table-cell>
          <table:table-cell table:formula="of:=[.G6]/[.$F6]" office:value-type="float" office:value="0.00000000667027064732143" calcext:value-type="float">
            <text:p>6.67E-009</text:p>
          </table:table-cell>
          <table:table-cell office:value-type="float" office:value="0.001515" calcext:value-type="float">
            <text:p>0.00151500</text:p>
          </table:table-cell>
          <table:table-cell table:formula="of:=[.$F6]/[.J6]" office:value-type="float" office:value="151403300.330033" calcext:value-type="float">
            <text:p>151,403,300</text:p>
          </table:table-cell>
          <table:table-cell table:formula="of:=[.J6]/[.$F6]" office:value-type="float" office:value="0.00000000660487583705357" calcext:value-type="float">
            <text:p>6.60E-009</text:p>
          </table:table-cell>
          <table:table-cell office:value-type="float" office:value="0.002212" calcext:value-type="float">
            <text:p>0.00221200</text:p>
          </table:table-cell>
          <table:table-cell table:formula="of:=[.$F6]/[.M6]" office:value-type="float" office:value="103696202.531646" calcext:value-type="float">
            <text:p>103,696,203</text:p>
          </table:table-cell>
          <table:table-cell table:formula="of:=[.M6]/[.$F6]" office:value-type="float" office:value="0.0000000096435546875" calcext:value-type="float">
            <text:p>9.64E-009</text:p>
          </table:table-cell>
          <table:table-cell table:formula="of:=[.O6]/[.L6]" office:value-type="float" office:value="1.46006600660066" calcext:value-type="float">
            <text:p>1.4601</text:p>
          </table:table-cell>
          <table:table-cell office:value-type="float" office:value="0.002771" calcext:value-type="float">
            <text:p>0.00277100</text:p>
          </table:table-cell>
          <table:table-cell table:formula="of:=[.$F6]/[.Q6]" office:value-type="float" office:value="82777336.7015518" calcext:value-type="float">
            <text:p>82,777,337</text:p>
          </table:table-cell>
          <table:table-cell table:formula="of:=[.Q6]/[.$F6]" office:value-type="float" office:value="0.0000000120806012834821" calcext:value-type="float">
            <text:p>1.21E-008</text:p>
          </table:table-cell>
          <table:table-cell table:formula="of:=[.Q6]/[.J6]" office:value-type="float" office:value="1.82904290429043" calcext:value-type="float">
            <text:p>1.8290429043</text:p>
          </table:table-cell>
          <table:table-cell/>
          <table:table-cell office:value-type="float" office:value="0.119816" calcext:value-type="float">
            <text:p>0.119816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1024" calcext:value-type="float">
            <text:p>1,024</text:p>
          </table:table-cell>
          <table:table-cell table:formula="of:=POWER(2;[.A7])" office:value-type="float" office:value="32" calcext:value-type="float">
            <text:p>32</text:p>
          </table:table-cell>
          <table:table-cell table:formula="of:=[.B7]*[.C7]" office:value-type="float" office:value="32768" calcext:value-type="float">
            <text:p>32,768</text:p>
          </table:table-cell>
          <table:table-cell table:formula="of:=LOG([.D7];2)" office:value-type="float" office:value="15" calcext:value-type="float">
            <text:p>15</text:p>
          </table:table-cell>
          <table:table-cell table:formula="of:=[.D7]*[.A6]" office:value-type="float" office:value="491520" calcext:value-type="float">
            <text:p>491,520</text:p>
          </table:table-cell>
          <table:table-cell office:value-type="float" office:value="0.002772" calcext:value-type="float">
            <text:p>0.00277200</text:p>
          </table:table-cell>
          <table:table-cell table:formula="of:=[.$F7]/[.G7]" office:value-type="float" office:value="177316017.316017" calcext:value-type="float">
            <text:p>177,316,017</text:p>
          </table:table-cell>
          <table:table-cell table:formula="of:=[.G7]/[.$F7]" office:value-type="float" office:value="0.0000000056396484375" calcext:value-type="float">
            <text:p>5.64E-009</text:p>
          </table:table-cell>
          <table:table-cell office:value-type="float" office:value="0.003299" calcext:value-type="float">
            <text:p>0.00329900</text:p>
          </table:table-cell>
          <table:table-cell table:formula="of:=[.$F7]/[.J7]" office:value-type="float" office:value="148990603.213095" calcext:value-type="float">
            <text:p>148,990,603</text:p>
          </table:table-cell>
          <table:table-cell table:formula="of:=[.J7]/[.$F7]" office:value-type="float" office:value="0.00000000671183268229167" calcext:value-type="float">
            <text:p>6.71E-009</text:p>
          </table:table-cell>
          <table:table-cell office:value-type="float" office:value="0.004959" calcext:value-type="float">
            <text:p>0.00495900</text:p>
          </table:table-cell>
          <table:table-cell table:formula="of:=[.$F7]/[.M7]" office:value-type="float" office:value="99116757.4107683" calcext:value-type="float">
            <text:p>99,116,757</text:p>
          </table:table-cell>
          <table:table-cell table:formula="of:=[.M7]/[.$F7]" office:value-type="float" office:value="0.000000010089111328125" calcext:value-type="float">
            <text:p>1.01E-008</text:p>
          </table:table-cell>
          <table:table-cell table:formula="of:=[.O7]/[.L7]" office:value-type="float" office:value="1.50318278266141" calcext:value-type="float">
            <text:p>1.5032</text:p>
          </table:table-cell>
          <table:table-cell office:value-type="float" office:value="0.005893" calcext:value-type="float">
            <text:p>0.00589300</text:p>
          </table:table-cell>
          <table:table-cell table:formula="of:=[.$F7]/[.Q7]" office:value-type="float" office:value="83407432.5470898" calcext:value-type="float">
            <text:p>83,407,433</text:p>
          </table:table-cell>
          <table:table-cell table:formula="of:=[.Q7]/[.$F7]" office:value-type="float" office:value="0.0000000119893391927083" calcext:value-type="float">
            <text:p>1.20E-008</text:p>
          </table:table-cell>
          <table:table-cell table:formula="of:=[.Q7]/[.J7]" office:value-type="float" office:value="1.78629887844801" calcext:value-type="float">
            <text:p>1.7862988784</text:p>
          </table:table-cell>
          <table:table-cell/>
          <table:table-cell office:value-type="float" office:value="0.486945" calcext:value-type="float">
            <text:p>0.48694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1024" calcext:value-type="float">
            <text:p>1,024</text:p>
          </table:table-cell>
          <table:table-cell table:formula="of:=POWER(2;[.A8])" office:value-type="float" office:value="64" calcext:value-type="float">
            <text:p>64</text:p>
          </table:table-cell>
          <table:table-cell table:formula="of:=[.B8]*[.C8]" office:value-type="float" office:value="65536" calcext:value-type="float">
            <text:p>65,536</text:p>
          </table:table-cell>
          <table:table-cell table:formula="of:=LOG([.D8];2)" office:value-type="float" office:value="16" calcext:value-type="float">
            <text:p>16</text:p>
          </table:table-cell>
          <table:table-cell table:formula="of:=[.D8]*[.A7]" office:value-type="float" office:value="1048576" calcext:value-type="float">
            <text:p>1,048,576</text:p>
          </table:table-cell>
          <table:table-cell office:value-type="float" office:value="0.005865" calcext:value-type="float">
            <text:p>0.00586500</text:p>
          </table:table-cell>
          <table:table-cell table:formula="of:=[.$F8]/[.G8]" office:value-type="float" office:value="178785336.743393" calcext:value-type="float">
            <text:p>178,785,337</text:p>
          </table:table-cell>
          <table:table-cell table:formula="of:=[.G8]/[.$F8]" office:value-type="float" office:value="0.00000000559329986572266" calcext:value-type="float">
            <text:p>5.59E-009</text:p>
          </table:table-cell>
          <table:table-cell office:value-type="float" office:value="0.006487" calcext:value-type="float">
            <text:p>0.00648700</text:p>
          </table:table-cell>
          <table:table-cell table:formula="of:=[.$F8]/[.J8]" office:value-type="float" office:value="161642669.955295" calcext:value-type="float">
            <text:p>161,642,670</text:p>
          </table:table-cell>
          <table:table-cell table:formula="of:=[.J8]/[.$F8]" office:value-type="float" office:value="0.00000000618648529052734" calcext:value-type="float">
            <text:p>6.19E-009</text:p>
          </table:table-cell>
          <table:table-cell office:value-type="float" office:value="0.010316" calcext:value-type="float">
            <text:p>0.01031600</text:p>
          </table:table-cell>
          <table:table-cell table:formula="of:=[.$F8]/[.M8]" office:value-type="float" office:value="101645599.069407" calcext:value-type="float">
            <text:p>101,645,599</text:p>
          </table:table-cell>
          <table:table-cell table:formula="of:=[.M8]/[.$F8]" office:value-type="float" office:value="0.00000000983810424804687" calcext:value-type="float">
            <text:p>9.84E-009</text:p>
          </table:table-cell>
          <table:table-cell table:formula="of:=[.O8]/[.L8]" office:value-type="float" office:value="1.59025743795283" calcext:value-type="float">
            <text:p>1.5903</text:p>
          </table:table-cell>
          <table:table-cell office:value-type="float" office:value="0.012038" calcext:value-type="float">
            <text:p>0.01203800</text:p>
          </table:table-cell>
          <table:table-cell table:formula="of:=[.$F8]/[.Q8]" office:value-type="float" office:value="87105499.2523675" calcext:value-type="float">
            <text:p>87,105,499</text:p>
          </table:table-cell>
          <table:table-cell table:formula="of:=[.Q8]/[.$F8]" office:value-type="float" office:value="0.0000000114803314208984" calcext:value-type="float">
            <text:p>1.15E-008</text:p>
          </table:table-cell>
          <table:table-cell table:formula="of:=[.Q8]/[.J8]" office:value-type="float" office:value="1.85571142284569" calcext:value-type="float">
            <text:p>1.8557114228</text:p>
          </table:table-cell>
          <table:table-cell/>
          <table:table-cell office:value-type="float" office:value="1.954044" calcext:value-type="float">
            <text:p>1.954044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1024" calcext:value-type="float">
            <text:p>1,024</text:p>
          </table:table-cell>
          <table:table-cell table:formula="of:=POWER(2;[.A9])" office:value-type="float" office:value="128" calcext:value-type="float">
            <text:p>128</text:p>
          </table:table-cell>
          <table:table-cell table:formula="of:=[.B9]*[.C9]" office:value-type="float" office:value="131072" calcext:value-type="float">
            <text:p>131,072</text:p>
          </table:table-cell>
          <table:table-cell table:formula="of:=LOG([.D9];2)" office:value-type="float" office:value="17" calcext:value-type="float">
            <text:p>17</text:p>
          </table:table-cell>
          <table:table-cell table:formula="of:=[.D9]*[.A8]" office:value-type="float" office:value="2228224" calcext:value-type="float">
            <text:p>2,228,224</text:p>
          </table:table-cell>
          <table:table-cell office:value-type="float" office:value="0.013279" calcext:value-type="float">
            <text:p>0.01327900</text:p>
          </table:table-cell>
          <table:table-cell table:formula="of:=[.$F9]/[.G9]" office:value-type="float" office:value="167800587.393629" calcext:value-type="float">
            <text:p>167,800,587</text:p>
          </table:table-cell>
          <table:table-cell table:formula="of:=[.G9]/[.$F9]" office:value-type="float" office:value="0.00000000595945470473346" calcext:value-type="float">
            <text:p>5.96E-009</text:p>
          </table:table-cell>
          <table:table-cell office:value-type="float" office:value="0.014833" calcext:value-type="float">
            <text:p>0.01483300</text:p>
          </table:table-cell>
          <table:table-cell table:formula="of:=[.$F9]/[.J9]" office:value-type="float" office:value="150220724.061215" calcext:value-type="float">
            <text:p>150,220,724</text:p>
          </table:table-cell>
          <table:table-cell table:formula="of:=[.J9]/[.$F9]" office:value-type="float" office:value="0.00000000665687112247243" calcext:value-type="float">
            <text:p>6.66E-009</text:p>
          </table:table-cell>
          <table:table-cell office:value-type="float" office:value="0.022758" calcext:value-type="float">
            <text:p>0.02275800</text:p>
          </table:table-cell>
          <table:table-cell table:formula="of:=[.$F9]/[.M9]" office:value-type="float" office:value="97909482.3798225" calcext:value-type="float">
            <text:p>97,909,482</text:p>
          </table:table-cell>
          <table:table-cell table:formula="of:=[.M9]/[.$F9]" office:value-type="float" office:value="0.0000000102135153377757" calcext:value-type="float">
            <text:p>1.02E-008</text:p>
          </table:table-cell>
          <table:table-cell office:value-type="float" office:value="1.4520547945" calcext:value-type="float">
            <text:p>1.4521</text:p>
          </table:table-cell>
          <table:table-cell office:value-type="float" office:value="0.025389" calcext:value-type="float">
            <text:p>0.02538900</text:p>
          </table:table-cell>
          <table:table-cell table:formula="of:=[.$F9]/[.Q9]" office:value-type="float" office:value="87763362.0859427" calcext:value-type="float">
            <text:p>87,763,362</text:p>
          </table:table-cell>
          <table:table-cell table:formula="of:=[.Q9]/[.$F9]" office:value-type="float" office:value="0.0000000113942763384651" calcext:value-type="float">
            <text:p>1.14E-008</text:p>
          </table:table-cell>
          <table:table-cell table:formula="of:=[.Q9]/[.J9]" office:value-type="float" office:value="1.71165644171779" calcext:value-type="float">
            <text:p>1.7116564417</text:p>
          </table:table-cell>
          <table:table-cell/>
          <table:table-cell office:value-type="float" office:value="7.916293" calcext:value-type="float">
            <text:p>7.916293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1024" calcext:value-type="float">
            <text:p>1,024</text:p>
          </table:table-cell>
          <table:table-cell table:formula="of:=POWER(2;[.A10])" office:value-type="float" office:value="256" calcext:value-type="float">
            <text:p>256</text:p>
          </table:table-cell>
          <table:table-cell table:formula="of:=[.B10]*[.C10]" office:value-type="float" office:value="262144" calcext:value-type="float">
            <text:p>262,144</text:p>
          </table:table-cell>
          <table:table-cell table:formula="of:=LOG([.D10];2)" office:value-type="float" office:value="18" calcext:value-type="float">
            <text:p>18</text:p>
          </table:table-cell>
          <table:table-cell table:formula="of:=[.D10]*[.A9]" office:value-type="float" office:value="4718592" calcext:value-type="float">
            <text:p>4,718,592</text:p>
          </table:table-cell>
          <table:table-cell office:value-type="float" office:value="0.028586" calcext:value-type="float">
            <text:p>0.02858600</text:p>
          </table:table-cell>
          <table:table-cell table:formula="of:=[.$F10]/[.G10]" office:value-type="float" office:value="165066536.066606" calcext:value-type="float">
            <text:p>165,066,536</text:p>
          </table:table-cell>
          <table:table-cell table:formula="of:=[.G10]/[.$F10]" office:value-type="float" office:value="0.00000000605816311306424" calcext:value-type="float">
            <text:p>6.06E-009</text:p>
          </table:table-cell>
          <table:table-cell office:value-type="float" office:value="0.030969" calcext:value-type="float">
            <text:p>0.03096900</text:p>
          </table:table-cell>
          <table:table-cell table:formula="of:=[.$F10]/[.J10]" office:value-type="float" office:value="152365010.171462" calcext:value-type="float">
            <text:p>152,365,010</text:p>
          </table:table-cell>
          <table:table-cell table:formula="of:=[.J10]/[.$F10]" office:value-type="float" office:value="0.00000000656318664550781" calcext:value-type="float">
            <text:p>6.56E-009</text:p>
          </table:table-cell>
          <table:table-cell office:value-type="float" office:value="0.048086" calcext:value-type="float">
            <text:p>0.04808600</text:p>
          </table:table-cell>
          <table:table-cell table:formula="of:=[.$F10]/[.M10]" office:value-type="float" office:value="98128186.9982947" calcext:value-type="float">
            <text:p>98,128,187</text:p>
          </table:table-cell>
          <table:table-cell table:formula="of:=[.M10]/[.$F10]" office:value-type="float" office:value="0.0000000101907518174913" calcext:value-type="float">
            <text:p>1.02E-008</text:p>
          </table:table-cell>
          <table:table-cell table:formula="of:=[.O10]/[.L10]" office:value-type="float" office:value="1.55271400432691" calcext:value-type="float">
            <text:p>1.5527</text:p>
          </table:table-cell>
          <table:table-cell office:value-type="float" office:value="0.054426" calcext:value-type="float">
            <text:p>0.05442600</text:p>
          </table:table-cell>
          <table:table-cell table:formula="of:=[.$F10]/[.Q10]" office:value-type="float" office:value="86697387.2781391" calcext:value-type="float">
            <text:p>86,697,387</text:p>
          </table:table-cell>
          <table:table-cell table:formula="of:=[.Q10]/[.$F10]" office:value-type="float" office:value="0.0000000115343729654948" calcext:value-type="float">
            <text:p>1.15E-008</text:p>
          </table:table-cell>
          <table:table-cell table:formula="of:=[.Q10]/[.J10]" office:value-type="float" office:value="1.75743485420905" calcext:value-type="float">
            <text:p>1.7574348542</text:p>
          </table:table-cell>
          <table:table-cell/>
          <table:table-cell office:value-type="float" office:value="31.48263" calcext:value-type="float">
            <text:p>31.4826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1024" calcext:value-type="float">
            <text:p>1,024</text:p>
          </table:table-cell>
          <table:table-cell table:formula="of:=POWER(2;[.A11])" office:value-type="float" office:value="512" calcext:value-type="float">
            <text:p>512</text:p>
          </table:table-cell>
          <table:table-cell table:formula="of:=[.B11]*[.C11]" office:value-type="float" office:value="524288" calcext:value-type="float">
            <text:p>524,288</text:p>
          </table:table-cell>
          <table:table-cell table:formula="of:=LOG([.D11];2)" office:value-type="float" office:value="19" calcext:value-type="float">
            <text:p>19</text:p>
          </table:table-cell>
          <table:table-cell table:formula="of:=[.D11]*[.A10]" office:value-type="float" office:value="9961472" calcext:value-type="float">
            <text:p>9,961,472</text:p>
          </table:table-cell>
          <table:table-cell office:value-type="float" office:value="0.06108" calcext:value-type="float">
            <text:p>0.06108000</text:p>
          </table:table-cell>
          <table:table-cell table:formula="of:=[.$F11]/[.G11]" office:value-type="float" office:value="163088932.547479" calcext:value-type="float">
            <text:p>163,088,933</text:p>
          </table:table-cell>
          <table:table-cell table:formula="of:=[.G11]/[.$F11]" office:value-type="float" office:value="0.00000000613162392064145" calcext:value-type="float">
            <text:p>6.13E-009</text:p>
          </table:table-cell>
          <table:table-cell office:value-type="float" office:value="0.066099" calcext:value-type="float">
            <text:p>0.06609900</text:p>
          </table:table-cell>
          <table:table-cell table:formula="of:=[.$F11]/[.J11]" office:value-type="float" office:value="150705335.935491" calcext:value-type="float">
            <text:p>150,705,336</text:p>
          </table:table-cell>
          <table:table-cell table:formula="of:=[.J11]/[.$F11]" office:value-type="float" office:value="0.00000000663546512001439" calcext:value-type="float">
            <text:p>6.64E-009</text:p>
          </table:table-cell>
          <table:table-cell office:value-type="float" office:value="0.10767" calcext:value-type="float">
            <text:p>0.10767000</text:p>
          </table:table-cell>
          <table:table-cell table:formula="of:=[.$F11]/[.M11]" office:value-type="float" office:value="92518547.4133928" calcext:value-type="float">
            <text:p>92,518,547</text:p>
          </table:table-cell>
          <table:table-cell table:formula="of:=[.M11]/[.$F11]" office:value-type="float" office:value="0.000000010808643541838" calcext:value-type="float">
            <text:p>1.08E-008</text:p>
          </table:table-cell>
          <table:table-cell table:formula="of:=[.O11]/[.L11]" office:value-type="float" office:value="1.62892025597967" calcext:value-type="float">
            <text:p>1.6289</text:p>
          </table:table-cell>
          <table:table-cell office:value-type="float" office:value="0.124887" calcext:value-type="float">
            <text:p>0.12488700</text:p>
          </table:table-cell>
          <table:table-cell table:formula="of:=[.$F11]/[.Q11]" office:value-type="float" office:value="79763882.549825" calcext:value-type="float">
            <text:p>79,763,883</text:p>
          </table:table-cell>
          <table:table-cell table:formula="of:=[.Q11]/[.$F11]" office:value-type="float" office:value="0.0000000125370025634766" calcext:value-type="float">
            <text:p>1.25E-008</text:p>
          </table:table-cell>
          <table:table-cell table:formula="of:=[.Q11]/[.J11]" office:value-type="float" office:value="1.88939318295284" calcext:value-type="float">
            <text:p>1.889393183</text:p>
          </table:table-cell>
          <table:table-cell/>
          <table:table-cell office:value-type="float" office:value="126.33636" calcext:value-type="float">
            <text:p>126.33636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1024" calcext:value-type="float">
            <text:p>1,024</text:p>
          </table:table-cell>
          <table:table-cell table:formula="of:=POWER(2;[.A12])" office:value-type="float" office:value="1024" calcext:value-type="float">
            <text:p>1,024</text:p>
          </table:table-cell>
          <table:table-cell table:formula="of:=[.B12]*[.C12]" office:value-type="float" office:value="1048576" calcext:value-type="float">
            <text:p>1,048,576</text:p>
          </table:table-cell>
          <table:table-cell table:formula="of:=LOG([.D12];2)" office:value-type="float" office:value="20" calcext:value-type="float">
            <text:p>20</text:p>
          </table:table-cell>
          <table:table-cell table:formula="of:=[.D12]*[.A11]" office:value-type="float" office:value="20971520" calcext:value-type="float">
            <text:p>20,971,520</text:p>
          </table:table-cell>
          <table:table-cell office:value-type="float" office:value="0.144127" calcext:value-type="float">
            <text:p>0.14412700</text:p>
          </table:table-cell>
          <table:table-cell table:formula="of:=[.$F12]/[.G12]" office:value-type="float" office:value="145507226.265724" calcext:value-type="float">
            <text:p>145,507,226</text:p>
          </table:table-cell>
          <table:table-cell table:formula="of:=[.G12]/[.$F12]" office:value-type="float" office:value="0.00000000687251091003418" calcext:value-type="float">
            <text:p>6.87E-009</text:p>
          </table:table-cell>
          <table:table-cell office:value-type="float" office:value="0.156043" calcext:value-type="float">
            <text:p>0.15604300</text:p>
          </table:table-cell>
          <table:table-cell table:formula="of:=[.$F12]/[.J12]" office:value-type="float" office:value="134395775.523413" calcext:value-type="float">
            <text:p>134,395,776</text:p>
          </table:table-cell>
          <table:table-cell table:formula="of:=[.J12]/[.$F12]" office:value-type="float" office:value="0.00000000744071006774902" calcext:value-type="float">
            <text:p>7.44E-009</text:p>
          </table:table-cell>
          <table:table-cell office:value-type="float" office:value="0.245421" calcext:value-type="float">
            <text:p>0.24542100</text:p>
          </table:table-cell>
          <table:table-cell table:formula="of:=[.$F12]/[.M12]" office:value-type="float" office:value="85451204.2571744" calcext:value-type="float">
            <text:p>85,451,204</text:p>
          </table:table-cell>
          <table:table-cell table:formula="of:=[.M12]/[.$F12]" office:value-type="float" office:value="0.0000000117025852203369" calcext:value-type="float">
            <text:p>1.17E-008</text:p>
          </table:table-cell>
          <table:table-cell table:formula="of:=[.O12]/[.L12]" office:value-type="float" office:value="1.57277801631602" calcext:value-type="float">
            <text:p>1.5728</text:p>
          </table:table-cell>
          <table:table-cell office:value-type="float" office:value="0.270762" calcext:value-type="float">
            <text:p>0.27076200</text:p>
          </table:table-cell>
          <table:table-cell table:formula="of:=[.$F12]/[.Q12]" office:value-type="float" office:value="77453704.7296149" calcext:value-type="float">
            <text:p>77,453,705</text:p>
          </table:table-cell>
          <table:table-cell table:formula="of:=[.Q12]/[.$F12]" office:value-type="float" office:value="0.0000000129109382629395" calcext:value-type="float">
            <text:p>1.29E-008</text:p>
          </table:table-cell>
          <table:table-cell table:formula="of:=[.Q12]/[.J12]" office:value-type="float" office:value="1.73517556058266" calcext:value-type="float">
            <text:p>1.7351755606</text:p>
          </table:table-cell>
          <table:table-cell table:number-columns-repeated="2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1024" calcext:value-type="float">
            <text:p>1,024</text:p>
          </table:table-cell>
          <table:table-cell table:formula="of:=POWER(2;[.A13])" office:value-type="float" office:value="2048" calcext:value-type="float">
            <text:p>2,048</text:p>
          </table:table-cell>
          <table:table-cell table:formula="of:=[.B13]*[.C13]" office:value-type="float" office:value="2097152" calcext:value-type="float">
            <text:p>2,097,152</text:p>
          </table:table-cell>
          <table:table-cell table:formula="of:=LOG([.D13];2)" office:value-type="float" office:value="21" calcext:value-type="float">
            <text:p>21</text:p>
          </table:table-cell>
          <table:table-cell table:formula="of:=[.D13]*[.A12]" office:value-type="float" office:value="44040192" calcext:value-type="float">
            <text:p>44,040,192</text:p>
          </table:table-cell>
          <table:table-cell office:value-type="float" office:value="0.342863" calcext:value-type="float">
            <text:p>0.34286300</text:p>
          </table:table-cell>
          <table:table-cell table:formula="of:=[.$F13]/[.G13]" office:value-type="float" office:value="128448365.673753" calcext:value-type="float">
            <text:p>128,448,366</text:p>
          </table:table-cell>
          <table:table-cell table:formula="of:=[.G13]/[.$F13]" office:value-type="float" office:value="0.00000000778522945585705" calcext:value-type="float">
            <text:p>7.79E-009</text:p>
          </table:table-cell>
          <table:table-cell office:value-type="float" office:value="0.35374141" calcext:value-type="float">
            <text:p>0.35374141</text:p>
          </table:table-cell>
          <table:table-cell table:formula="of:=[.$F13]/[.J13]" office:value-type="float" office:value="124498265.555056" calcext:value-type="float">
            <text:p>124,498,266</text:p>
          </table:table-cell>
          <table:table-cell table:formula="of:=[.J13]/[.$F13]" office:value-type="float" office:value="0.00000000803224041348412" calcext:value-type="float">
            <text:p>8.03E-009</text:p>
          </table:table-cell>
          <table:table-cell office:value-type="float" office:value="0.556917" calcext:value-type="float">
            <text:p>0.55691700</text:p>
          </table:table-cell>
          <table:table-cell table:formula="of:=[.$F13]/[.M13]" office:value-type="float" office:value="79078555.6914226" calcext:value-type="float">
            <text:p>79,078,556</text:p>
          </table:table-cell>
          <table:table-cell table:formula="of:=[.M13]/[.$F13]" office:value-type="float" office:value="0.0000000126456533159528" calcext:value-type="float">
            <text:p>1.26E-008</text:p>
          </table:table-cell>
          <table:table-cell table:formula="of:=[.O13]/[.L13]" office:value-type="float" office:value="1.57436190464667" calcext:value-type="float">
            <text:p>1.5744</text:p>
          </table:table-cell>
          <table:table-cell office:value-type="float" office:value="0.631051" calcext:value-type="float">
            <text:p>0.63105100</text:p>
          </table:table-cell>
          <table:table-cell table:formula="of:=[.$F13]/[.Q13]" office:value-type="float" office:value="69788641.4885643" calcext:value-type="float">
            <text:p>69,788,641</text:p>
          </table:table-cell>
          <table:table-cell table:formula="of:=[.Q13]/[.$F13]" office:value-type="float" office:value="0.0000000143289793105352" calcext:value-type="float">
            <text:p>1.43E-008</text:p>
          </table:table-cell>
          <table:table-cell table:formula="of:=[.Q13]/[.J13]" office:value-type="float" office:value="1.78393307133592" calcext:value-type="float">
            <text:p>1.7839330713</text:p>
          </table:table-cell>
          <table:table-cell table:number-columns-repeated="2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1024" calcext:value-type="float">
            <text:p>1,024</text:p>
          </table:table-cell>
          <table:table-cell table:formula="of:=POWER(2;[.A14])" office:value-type="float" office:value="4096" calcext:value-type="float">
            <text:p>4,096</text:p>
          </table:table-cell>
          <table:table-cell table:formula="of:=[.B14]*[.C14]" office:value-type="float" office:value="4194304" calcext:value-type="float">
            <text:p>4,194,304</text:p>
          </table:table-cell>
          <table:table-cell table:formula="of:=LOG([.D14];2)" office:value-type="float" office:value="22" calcext:value-type="float">
            <text:p>22</text:p>
          </table:table-cell>
          <table:table-cell table:formula="of:=[.D14]*[.A13]" office:value-type="float" office:value="92274688" calcext:value-type="float">
            <text:p>92,274,688</text:p>
          </table:table-cell>
          <table:table-cell office:value-type="float" office:value="0.83108" calcext:value-type="float">
            <text:p>0.83108000</text:p>
          </table:table-cell>
          <table:table-cell table:formula="of:=[.$F14]/[.G14]" office:value-type="float" office:value="111029850.315252" calcext:value-type="float">
            <text:p>111,029,850</text:p>
          </table:table-cell>
          <table:table-cell table:formula="of:=[.G14]/[.$F14]" office:value-type="float" office:value="0.00000000900658694180575" calcext:value-type="float">
            <text:p>9.01E-009</text:p>
          </table:table-cell>
          <table:table-cell office:value-type="float" office:value="0.875729" calcext:value-type="float">
            <text:p>0.87572900</text:p>
          </table:table-cell>
          <table:table-cell table:formula="of:=[.$F14]/[.J14]" office:value-type="float" office:value="105368998.856952" calcext:value-type="float">
            <text:p>105,368,999</text:p>
          </table:table-cell>
          <table:table-cell table:formula="of:=[.J14]/[.$F14]" office:value-type="float" office:value="0.00000000949045744809237" calcext:value-type="float">
            <text:p>9.49E-009</text:p>
          </table:table-cell>
          <table:table-cell office:value-type="float" office:value="1.24056" calcext:value-type="float">
            <text:p>1.24056000</text:p>
          </table:table-cell>
          <table:table-cell table:formula="of:=[.$F14]/[.M14]" office:value-type="float" office:value="74381479.3319146" calcext:value-type="float">
            <text:p>74,381,479</text:p>
          </table:table-cell>
          <table:table-cell table:formula="of:=[.M14]/[.$F14]" office:value-type="float" office:value="0.0000000134442069313743" calcext:value-type="float">
            <text:p>1.34E-008</text:p>
          </table:table-cell>
          <table:table-cell table:formula="of:=[.O14]/[.L14]" office:value-type="float" office:value="1.41660262478461" calcext:value-type="float">
            <text:p>1.4166</text:p>
          </table:table-cell>
          <table:table-cell office:value-type="float" office:value="1.402" calcext:value-type="float">
            <text:p>1.40200000</text:p>
          </table:table-cell>
          <table:table-cell table:formula="of:=[.$F14]/[.Q14]" office:value-type="float" office:value="65816467.9029957" calcext:value-type="float">
            <text:p>65,816,468</text:p>
          </table:table-cell>
          <table:table-cell table:formula="of:=[.Q14]/[.$F14]" office:value-type="float" office:value="0.0000000151937658136541" calcext:value-type="float">
            <text:p>1.52E-008</text:p>
          </table:table-cell>
          <table:table-cell table:formula="of:=[.Q14]/[.J14]" office:value-type="float" office:value="1.60095189265172" calcext:value-type="float">
            <text:p>1.6009518927</text:p>
          </table:table-cell>
          <table:table-cell table:number-columns-repeated="2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024" calcext:value-type="float">
            <text:p>1,024</text:p>
          </table:table-cell>
          <table:table-cell table:formula="of:=POWER(2;[.A15])" office:value-type="float" office:value="8192" calcext:value-type="float">
            <text:p>8,192</text:p>
          </table:table-cell>
          <table:table-cell table:formula="of:=[.B15]*[.C15]" office:value-type="float" office:value="8388608" calcext:value-type="float">
            <text:p>8,388,608</text:p>
          </table:table-cell>
          <table:table-cell table:formula="of:=LOG([.D15];2)" office:value-type="float" office:value="23" calcext:value-type="float">
            <text:p>23</text:p>
          </table:table-cell>
          <table:table-cell table:formula="of:=[.D15]*[.A14]" office:value-type="float" office:value="192937984" calcext:value-type="float">
            <text:p>192,937,984</text:p>
          </table:table-cell>
          <table:table-cell office:value-type="float" office:value="1.87959" calcext:value-type="float">
            <text:p>1.87959000</text:p>
          </table:table-cell>
          <table:table-cell table:formula="of:=[.$F15]/[.G15]" office:value-type="float" office:value="102648973.446337" calcext:value-type="float">
            <text:p>102,648,973</text:p>
          </table:table-cell>
          <table:table-cell table:formula="of:=[.G15]/[.$F15]" office:value-type="float" office:value="0.00000000974193863246752" calcext:value-type="float">
            <text:p>9.74E-009</text:p>
          </table:table-cell>
          <table:table-cell office:value-type="float" office:value="1.9969" calcext:value-type="float">
            <text:p>1.99690000</text:p>
          </table:table-cell>
          <table:table-cell table:formula="of:=[.$F15]/[.J15]" office:value-type="float" office:value="96618751.0641494" calcext:value-type="float">
            <text:p>96,618,751</text:p>
          </table:table-cell>
          <table:table-cell table:formula="of:=[.J15]/[.$F15]" office:value-type="float" office:value="0.0000000103499578393024" calcext:value-type="float">
            <text:p>1.03E-008</text:p>
          </table:table-cell>
          <table:table-cell office:value-type="float" office:value="2.80243" calcext:value-type="float">
            <text:p>2.80243000</text:p>
          </table:table-cell>
          <table:table-cell table:formula="of:=[.$F15]/[.M15]" office:value-type="float" office:value="68846673.7795413" calcext:value-type="float">
            <text:p>68,846,674</text:p>
          </table:table-cell>
          <table:table-cell table:formula="of:=[.M15]/[.$F15]" office:value-type="float" office:value="0.000000014525029970252" calcext:value-type="float">
            <text:p>1.45E-008</text:p>
          </table:table-cell>
          <table:table-cell table:formula="of:=[.O15]/[.L15]" office:value-type="float" office:value="1.40339025489509" calcext:value-type="float">
            <text:p>1.4034</text:p>
          </table:table-cell>
          <table:table-cell office:value-type="float" office:value="3.23567" calcext:value-type="float">
            <text:p>3.23567000</text:p>
          </table:table-cell>
          <table:table-cell table:formula="of:=[.$F15]/[.Q15]" office:value-type="float" office:value="59628449.1310919" calcext:value-type="float">
            <text:p>59,628,449</text:p>
          </table:table-cell>
          <table:table-cell table:formula="of:=[.Q15]/[.$F15]" office:value-type="float" office:value="0.0000000167705183443816" calcext:value-type="float">
            <text:p>1.68E-008</text:p>
          </table:table-cell>
          <table:table-cell table:formula="of:=[.Q15]/[.J15]" office:value-type="float" office:value="1.62034653713256" calcext:value-type="float">
            <text:p>1.6203465371</text:p>
          </table:table-cell>
          <table:table-cell table:number-columns-repeated="2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1024" calcext:value-type="float">
            <text:p>1,024</text:p>
          </table:table-cell>
          <table:table-cell table:formula="of:=POWER(2;[.A16])" office:value-type="float" office:value="16384" calcext:value-type="float">
            <text:p>16,384</text:p>
          </table:table-cell>
          <table:table-cell table:formula="of:=[.B16]*[.C16]" office:value-type="float" office:value="16777216" calcext:value-type="float">
            <text:p>16,777,216</text:p>
          </table:table-cell>
          <table:table-cell table:formula="of:=LOG([.D16];2)" office:value-type="float" office:value="24" calcext:value-type="float">
            <text:p>24</text:p>
          </table:table-cell>
          <table:table-cell table:formula="of:=[.D16]*[.A15]" office:value-type="float" office:value="402653184" calcext:value-type="float">
            <text:p>402,653,184</text:p>
          </table:table-cell>
          <table:table-cell office:value-type="float" office:value="4.1596" calcext:value-type="float">
            <text:p>4.15960000</text:p>
          </table:table-cell>
          <table:table-cell table:formula="of:=[.$F16]/[.G16]" office:value-type="float" office:value="96800938.5517838" calcext:value-type="float">
            <text:p>96,800,939</text:p>
          </table:table-cell>
          <table:table-cell table:formula="of:=[.G16]/[.$F16]" office:value-type="float" office:value="0.0000000103304783503215" calcext:value-type="float">
            <text:p>1.03E-008</text:p>
          </table:table-cell>
          <table:table-cell office:value-type="float" office:value="4.41359" calcext:value-type="float">
            <text:p>4.41359000</text:p>
          </table:table-cell>
          <table:table-cell table:formula="of:=[.$F16]/[.J16]" office:value-type="float" office:value="91230310.0197345" calcext:value-type="float">
            <text:p>91,230,310</text:p>
          </table:table-cell>
          <table:table-cell table:formula="of:=[.J16]/[.$F16]" office:value-type="float" office:value="0.0000000109612693389257" calcext:value-type="float">
            <text:p>1.10E-008</text:p>
          </table:table-cell>
          <table:table-cell office:value-type="float" office:value="6.34303" calcext:value-type="float">
            <text:p>6.34303000</text:p>
          </table:table-cell>
          <table:table-cell table:formula="of:=[.$F16]/[.M16]" office:value-type="float" office:value="63479627.8750061" calcext:value-type="float">
            <text:p>63,479,628</text:p>
          </table:table-cell>
          <table:table-cell table:formula="of:=[.M16]/[.$F16]" office:value-type="float" office:value="0.0000000157530854145686" calcext:value-type="float">
            <text:p>1.58E-008</text:p>
          </table:table-cell>
          <table:table-cell table:formula="of:=[.O16]/[.L16]" office:value-type="float" office:value="1.43715886613845" calcext:value-type="float">
            <text:p>1.4372</text:p>
          </table:table-cell>
          <table:table-cell office:value-type="float" office:value="7.14723" calcext:value-type="float">
            <text:p>7.14723000</text:p>
          </table:table-cell>
          <table:table-cell table:formula="of:=[.$F16]/[.Q16]" office:value-type="float" office:value="56336956.2753682" calcext:value-type="float">
            <text:p>56,336,956</text:p>
          </table:table-cell>
          <table:table-cell table:formula="of:=[.Q16]/[.$F16]" office:value-type="float" office:value="0.0000000177503377199173" calcext:value-type="float">
            <text:p>1.78E-008</text:p>
          </table:table-cell>
          <table:table-cell table:formula="of:=[.Q16]/[.J16]" office:value-type="float" office:value="1.61936881314304" calcext:value-type="float">
            <text:p>1.6193688131</text:p>
          </table:table-cell>
          <table:table-cell table:number-columns-repeated="2"/>
        </table:table-row>
        <table:table-row table:style-name="ro1">
          <table:table-cell table:style-name="Default" table:number-columns-repeated="15"/>
          <table:table-cell table:formula="of:=AVERAGE([.P2:.P16])" office:value-type="float" office:value="1.52415566665039" calcext:value-type="float">
            <text:p>1.5242</text:p>
          </table:table-cell>
          <table:table-cell table:style-name="Default" table:number-columns-repeated="3"/>
          <table:table-cell table:number-columns-repeated="3"/>
        </table:table-row>
        <table:table-row table:style-name="ro1" table:number-rows-repeated="2">
          <table:table-cell table:style-name="Default" table:number-columns-repeated="19"/>
          <table:table-cell table:number-columns-repeated="3"/>
        </table:table-row>
        <table:table-row table:style-name="ro1">
          <table:table-cell table:style-name="Default" table:number-columns-repeated="6"/>
          <table:table-cell table:style-name="ce8"/>
          <table:table-cell table:style-name="Default" table:number-columns-repeated="1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8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8">00/00/0000</text:date>, <text:time style:data-style-name="N2" text:time-value="17:57:33.798880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5T13:20:06.929473789</meta:creation-date>
    <dc:date>2014-11-08T18:01:33.652477712</dc:date>
    <meta:editing-duration>PT5H27M38S</meta:editing-duration>
    <meta:editing-cycles>11</meta:editing-cycles>
    <meta:generator>LibreOffice/4.2.7.2$Linux_X86_64 LibreOffice_project/420m0$Build-2</meta:generator>
    <meta:document-statistic meta:table-count="1" meta:cell-count="327" meta:object-count="0"/>
  </office:meta>
</office:document-meta>
</file>